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73.46mm"/>
    </style:style>
    <style:style style:name="co7" style:family="table-column">
      <style:table-column-properties fo:break-before="auto" style:column-width="15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78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7.62mm" fo:break-before="auto" style:use-optimal-row-height="true"/>
    </style:style>
    <style:style style:name="ro5" style:family="table-row">
      <style:table-row-properties style:row-height="14.2mm" fo:break-before="auto" style:use-optimal-row-height="true"/>
    </style:style>
    <style:style style:name="ro6" style:family="table-row">
      <style:table-row-properties style:row-height="24.48mm" fo:break-before="auto" style:use-optimal-row-height="true"/>
    </style:style>
    <style:style style:name="ro7" style:family="table-row">
      <style:table-row-properties style:row-height="27.9mm" fo:break-before="auto" style:use-optimal-row-height="true"/>
    </style:style>
    <style:style style:name="ro8" style:family="table-row">
      <style:table-row-properties style:row-height="21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adrão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2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8" office:value-type="string" calcext:value-type="string">
            <text:p>HABILIDADE</text:p>
          </table:table-cell>
          <table:table-cell table:style-name="ce8" office:value-type="string" calcext:value-type="string">
            <text:p>REQUISITOS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MANA </text:p>
          </table:table-cell>
          <table:table-cell table:style-name="ce11" office:value-type="string" calcext:value-type="string">
            <text:p>DESCRIÇÃO</text:p>
          </table:table-cell>
          <table:table-cell office:value-type="string" calcext:value-type="string">
            <text:p>excluid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robacia</text:p>
          </table:table-cell>
          <table:table-cell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Você pode rolar 3d6 quando fizer testes</text:p>
            <text:p>de Agilidades para equilibrar-se, saltar com precisão e</text:p>
            <text:p>cair sem se machucar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gilidade de Combate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Você pode usar sua Agilidade para fazer</text:p>
            <text:p>ataques corporais com armas de FN 4 ou menos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rmadilhas 1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Com um teste bem sucedido de Inteligência</text:p>
            <text:p>você pode perceber armadilhas. Para desarmá-</text:p>
            <text:p>-las você deve fazer um teste de Agilidade. A dificuldade</text:p>
            <text:p>para ambos os teste varia entre 10 a 16 (depende</text:p>
            <text:p>da armadilha)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rmadilhas 2</text:p>
          </table:table-cell>
          <table:table-cell table:style-name="ce2" office:value-type="string" calcext:value-type="string">
            <text:p>Armadilhas 1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Para armar uma armadilha você deve ter</text:p>
            <text:p>os materiais necessários e fazer um teste de Inteligência.</text:p>
            <text:p>A dificuldade para localizar e desarmar esta armadilha</text:p>
            <text:p>é o resultado do teste usado para armá-la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rrombament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Usando um Kit de Arrombamento e</text:p>
            <text:p>realizando um teste bem sucedido de Agilidade você</text:p>
            <text:p>pode abrir fechaduras. A dificuldade varia com o tipo</text:p>
            <text:p>de fechadura (normalmente 12).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taque Aleijador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Faça um ataque normal à distância.</text:p>
            <text:p>Você pode acertar a junta do joelho ou o pé de seu</text:p>
            <text:p>oponente, comprometendo sua locomoção. Além de</text:p>
            <text:p>receber o dano, sempre que a vitima tentar se locomover</text:p>
            <text:p>(caminhar ou correr) receberá 10 pontos de dano.</text:p>
            <text:p>Este efeito dura até a vitima descansar por pelo menos</text:p>
            <text:p>1 minuto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taque Evasiv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Faça um ataque normal com uma arma</text:p>
            <text:p>de peso 2 ou menos. Após o ataque você pode se esconder</text:p>
            <text:p>em algum lugar para impedir que o inimigo te</text:p>
            <text:p>Ataque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taque Redirecionad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Reação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Quando alguém te atacar e errar, você</text:p>
            <text:p>pode direcionar o ataque do inimigo para outro inimigo</text:p>
            <text:p>adjacente a ele, e acertar automaticamente. Você deve</text:p>
            <text:p>estar usando uma arma corporal para fazer isto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ombate com Duas Armas 1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Você pode fazer um ataque para cada</text:p>
            <text:p>arma que estiver usando. A soma da FN das armas deve</text:p>
            <text:p>ser no máximo 2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ombate com Duas Armas 2</text:p>
          </table:table-cell>
          <table:table-cell table:style-name="ce2" office:value-type="string" calcext:value-type="string">
            <text:p>Combate com Duas Armas 1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Combate com Duas Armas 1.</text:p>
            <text:p>Descrição: Você pode fazer um ataque para cada</text:p>
            <text:p>arma que estiver usando. A soma da FN das armas deve</text:p>
            <text:p>ser no máximo 5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mbate com Duas Armas 3</text:p>
          </table:table-cell>
          <table:table-cell table:style-name="ce2" office:value-type="string" calcext:value-type="string">
            <text:p>Combate com Duas Armas 2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Combate com Duas Armas 2.</text:p>
            <text:p>Descrição: Você pode fazer um ataque para cada</text:p>
            <text:p>arma que estiver usando. A soma da FN das armas deve</text:p>
            <text:p>ser no máximo 8.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ontatos no Crime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Você possui muitos contatos entre os</text:p>
            <text:p>grandes criminosos. Com isto você pode descobrir informações</text:p>
            <text:p>privilegiadas. Obviamente o mestre poderá</text:p>
            <text:p>restringir informações que forem problemáticas para a</text:p>
            <text:p>aventura.</text:p>
            <text:p>Você também pode comprar mercadorias roubadas</text:p>
            <text:p>pela metade do preço no mercado negro (encontrado</text:p>
            <text:p>apenas nas grandes cidades)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Evasã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Reação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Se o seu inimigo fizer um ataque corporal</text:p>
            <text:p>e acertar, você pode declarar evasão, e obrigar o</text:p>
            <text:p>inimigo a rolar novamente os dados. Só pode usar esta</text:p>
            <text:p>habilidade uma vez por rodada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Falhas da Armadura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Você sabe como acertar ataques entre as</text:p>
            <text:p>frestas e falhas das armaduras do inimigo. Ignore sempre</text:p>
            <text:p>o bônus de armadura da defesa do oponente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Fuga de Mestre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Você pode rolar 3d6 quando fizer testes</text:p>
            <text:p>de Agilidade para despistar oponentes e dar nós. Você</text:p>
            <text:p>também pode escapar de nós ou correntes vencendo</text:p>
            <text:p>um teste de Agilidade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urtividade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Você pode rolar 3d6 quando fizer testes</text:p>
            <text:p>de Agilidades para se movimentar em silêncio, se esconder</text:p>
            <text:p>e furtar bolsos (se for proficiente)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olpes Rápidos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Você pode fazer dois ataques corporais</text:p>
            <text:p>em uma ação, usando uma arma leve (Peso 2 ou menos)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Mentiroso</text:p>
          </table:table-cell>
          <table:table-cell table:style-name="ce2" office:value-type="string" calcext:value-type="string">
            <text:p>Nenhum</text:p>
          </table:table-cell>
          <table:table-cell office:value-type="string" calcext:value-type="string">
            <text:p>Ação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Você é um perito na arte do disfarce e do</text:p>
            <text:p>blefe. Role 3d6 quando fizer testes de Inteligência para</text:p>
            <text:p>mentir, se disfarçar, intimidar ou imitar outra pessoa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Mestre das Adagas 1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Você pode arremessar duas armas de arremesso</text:p>
            <text:p>de peso 1 em um turno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Mestre das Adagas 2</text:p>
          </table:table-cell>
          <table:table-cell table:style-name="ce2" office:value-type="string" calcext:value-type="string">
            <text:p>Mestre das Adagas 1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Você pode arremessar quatro armas de</text:p>
            <text:p>arremesso de peso 1 em um turno.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Truque Suj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Quando estiver em distância corporal do</text:p>
            <text:p>oponente e ele estiver te vendo, faça um teste de Inteligência</text:p>
            <text:p>(Dificuldade 7 + Int do oponente). Se vencer,</text:p>
            <text:p>você fez alguns movimentos de corpo que enganaram</text:p>
            <text:p>o oponente, o fazendo perder equilíbrio ou o deixando</text:p>
            <text:p>confuso. Ele não poderá agir no próximo turno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dagas Improvisadas</text:p>
          </table:table-cell>
          <table:table-cell table:style-name="ce2" office:value-type="string" calcext:value-type="string">
            <text:p>Nível 5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Você pode pegar garrafas quebradas, lascas</text:p>
            <text:p>de madeira, pedaços de vidro e usar como se fosse uma</text:p>
            <text:p>adaga (podendo usar qualquer habilidade relacionada)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Camuflagem</text:p>
          </table:table-cell>
          <table:table-cell table:style-name="ce2" office:value-type="string" calcext:value-type="string">
            <text:p>Nível 5; Furtividade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Você pode se camuflar em florestas</text:p>
            <text:p>usando galhos e folhas, ou nas sombras de becos e ruas</text:p>
            <text:p>usando uma capa preta e barro. Se fizer isso, você ganha</text:p>
            <text:p>um bônus de +4 nos testes para se esconder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olpes Rápidos 2</text:p>
          </table:table-cell>
          <table:table-cell table:style-name="ce2" office:value-type="string" calcext:value-type="string">
            <text:p>Nível 5; Golpes Rápidos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Você pode fazer quatro ataques corporais</text:p>
            <text:p>em uma ação, usando uma arma leve (Peso 2 ou</text:p>
            <text:p>Menos)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Golpes Rápidos 3</text:p>
          </table:table-cell>
          <table:table-cell table:style-name="ce2" office:value-type="string" calcext:value-type="string">
            <text:p>Nível 10; Golpes Rápidos 2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Você pode fazer 8 ataques corporais em</text:p>
            <text:p>uma ação usando uma arma de peso 2 ou menos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Improvisação Ladina</text:p>
          </table:table-cell>
          <table:table-cell table:style-name="ce2" office:value-type="string" calcext:value-type="string">
            <text:p>Nível 5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Você pode pegar quaisquer objetos que</text:p>
            <text:p>encontrar para montar armadilhas ou abrir fechadura</text:p>
            <text:p>sem ter o kit de arrombamento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Mestre das Adagas 3</text:p>
          </table:table-cell>
          <table:table-cell table:style-name="ce2" office:value-type="string" calcext:value-type="string">
            <text:p>Nível 5; Mestre das Adagas 2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Você pode arremessar cinco armas de</text:p>
            <text:p>arremesso de peso 1 em um turno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Mestre das Adagas 4</text:p>
          </table:table-cell>
          <table:table-cell table:style-name="ce2" office:value-type="string" calcext:value-type="string">
            <text:p>Nível 5; Mestre das Adagas 3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Você pode arremessar seis armas de arremesso</text:p>
            <text:p>de peso 1 em um turno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stre Especialista</text:p>
          </table:table-cell>
          <table:table-cell table:style-name="ce2" office:value-type="string" calcext:value-type="string">
            <text:p>Nível 10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Você rola 4d6 em todos os testes que</text:p>
            <text:p>você for rolar 3d6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ovimentos Evasivos</text:p>
          </table:table-cell>
          <table:table-cell table:style-name="ce2" office:value-type="string" calcext:value-type="string">
            <text:p>Nível 5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Você ganha +1 na sua defesa para cada</text:p>
            <text:p>2 pontos que tiver em Agilidade. Esta habilidade só</text:p>
            <text:p>funciona se você estiver sem armadura.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7:19:29.32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3:14:08.701000000</meta:creation-date>
    <dc:date>2017-03-11T17:26:14.168000000</dc:date>
    <meta:editing-duration>PT38M21S</meta:editing-duration>
    <meta:editing-cycles>10</meta:editing-cycles>
    <meta:generator>LibreOffice/5.3.0.3$Windows_x86 LibreOffice_project/7074905676c47b82bbcfbea1aeefc84afe1c50e1</meta:generator>
    <meta:document-statistic meta:table-count="1" meta:cell-count="217" meta:object-count="0"/>
  </office:meta>
</office:document-meta>
</file>